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Helvetica Neue" svg:font-family="&quot;Helvetica Neue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ce3" style:family="table-cell" style:parent-style-name="Default" style:data-style-name="N0">
      <style:text-properties style:font-name="Helvetica Neue" style:font-name-asian="Helvetica Neue" style:font-name-complex="Helvetica Neue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middle" fo:background-color="#00B0F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middle" fo:background-color="#FFC00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middle" fo:background-color="#92D05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middle" fo:background-color="#FFFF0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middle" fo:background-color="#FF000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vertical-align="middle" fo:background-color="#DDEBF7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 style:use-optimal-column-width="true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000625cm" style:use-optimal-column-width="true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9.47208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blem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"/>
        <table:table-column table:style-name="co5" table:default-cell-style-name="ce8"/>
        <table:table-column table:style-name="co5" table:number-columns-repeated="16378" table:default-cell-style-name="ce1"/>
        <table:table-row table:style-name="ro1">
          <table:table-cell office:value-type="string" table:style-name="ce15">
            <text:p>Id</text:p>
          </table:table-cell>
          <table:table-cell office:value-type="string" table:style-name="ce15">
            <text:p>Email</text:p>
          </table:table-cell>
          <table:table-cell office:value-type="string" table:style-name="ce15">
            <text:p>Phone</text:p>
          </table:table-cell>
          <table:table-cell office:value-type="string" table:style-name="ce15">
            <text:p>OrderId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26"/>
          <table:table-cell office:value-type="float" office:value="840113148" table:style-name="ce26">
            <text:p>840113148</text:p>
          </table:table-cell>
          <table:table-cell table:style-name="ce26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50" table:style-name="ce16">
            <text:p>50</text:p>
          </table:table-cell>
          <table:table-cell office:value-type="string" table:style-name="ce16">
            <text:p>TIMejlVYhfqjy@gmail.com</text:p>
          </table:table-cell>
          <table:table-cell office:value-type="float" office:value="840113148" table:style-name="ce16">
            <text:p>840113148</text:p>
          </table:table-cell>
          <table:table-cell office:value-type="string" table:style-name="ce16">
            <text:p>XBkNrwcWWslDvSQdhYPfCpQJo</text:p>
          </table:table-cell>
          <table:table-cell table:style-name="ce1"/>
          <table:table-cell office:value-type="string" table:style-name="ce6">
            <text:p>Challenge:</text:p>
          </table:table-cell>
          <table:table-cell table:number-columns-repeated="16378"/>
        </table:table-row>
        <table:table-row table:style-name="ro1">
          <table:table-cell office:value-type="float" office:value="212533" table:style-name="ce26">
            <text:p>212533</text:p>
          </table:table-cell>
          <table:table-cell office:value-type="string" table:style-name="ce26">
            <text:p>izafiOnTIVibbz@hotmail.com</text:p>
          </table:table-cell>
          <table:table-cell office:value-type="float" office:value="4962058234" table:style-name="ce26">
            <text:p>4962058234</text:p>
          </table:table-cell>
          <table:table-cell table:style-name="ce26"/>
          <table:table-cell table:style-name="ce1"/>
          <table:table-cell office:value-type="string" table:style-name="ce8">
            <text:p>The highlighted Ids have "NO" common Email, Phone, or OrderId AT ALL</text:p>
          </table:table-cell>
          <table:table-cell table:number-columns-repeated="16378"/>
        </table:table-row>
        <table:table-row table:style-name="ro1">
          <table:table-cell office:value-type="float" office:value="215197" table:style-name="ce16">
            <text:p>215197</text:p>
          </table:table-cell>
          <table:table-cell office:value-type="string" table:style-name="ce16">
            <text:p>izafiOnTIVibbz@hotmail.com</text:p>
          </table:table-cell>
          <table:table-cell office:value-type="float" office:value="2529522887" table:style-name="ce16">
            <text:p>2529522887</text:p>
          </table:table-cell>
          <table:table-cell office:value-type="string" table:style-name="ce16">
            <text:p>sEgewZTtnDMAADcwLSjxsHiSK</text:p>
          </table:table-cell>
          <table:table-cell table:style-name="ce1"/>
          <table:table-cell office:value-type="string" table:style-name="ce8">
            <text:p>But they are actually connected!</text:p>
          </table:table-cell>
          <table:table-cell table:number-columns-repeated="16378"/>
        </table:table-row>
        <table:table-row table:style-name="ro1">
          <table:table-cell office:value-type="float" office:value="226720" table:style-name="ce16">
            <text:p>226720</text:p>
          </table:table-cell>
          <table:table-cell table:style-name="ce16"/>
          <table:table-cell office:value-type="float" office:value="2529522887" table:style-name="ce16">
            <text:p>2529522887</text:p>
          </table:table-cell>
          <table:table-cell office:value-type="string" table:style-name="ce16">
            <text:p>XBkNrwcWWslDvSQdhYPfCpQJo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83605" table:style-name="ce16">
            <text:p>383605</text:p>
          </table:table-cell>
          <table:table-cell office:value-type="string" table:style-name="ce16">
            <text:p>izafiOnTIVibbz@hotmail.com</text:p>
          </table:table-cell>
          <table:table-cell table:number-columns-repeated="2" table:style-name="ce16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404324" table:style-name="ce16">
            <text:p>404324</text:p>
          </table:table-cell>
          <table:table-cell office:value-type="string" table:style-name="ce16">
            <text:p>yFcCGIfYcFKfmqpNk@yahoo.com</text:p>
          </table:table-cell>
          <table:table-cell table:number-columns-repeated="2" table:style-name="ce16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458692" table:style-name="ce26">
            <text:p>458692</text:p>
          </table:table-cell>
          <table:table-cell office:value-type="string" table:style-name="ce26">
            <text:p>yFcCGIfYcFKfmqpNk@yahoo.com</text:p>
          </table:table-cell>
          <table:table-cell table:style-name="ce26"/>
          <table:table-cell office:value-type="string" table:style-name="ce26">
            <text:p>XBkNrwcWWslDvSQdhYPfCpQJo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482810" table:style-name="ce16">
            <text:p>482810</text:p>
          </table:table-cell>
          <table:table-cell office:value-type="string" table:style-name="ce16">
            <text:p>yFcCGIfYcFKfmqpNk@yahoo.com</text:p>
          </table:table-cell>
          <table:table-cell table:number-columns-repeated="2" table:style-name="ce16"/>
          <table:table-cell table:style-name="ce1"/>
          <table:table-cell table:style-name="ce8"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Solution" table:style-name="ta1"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1"/>
        <table:table-column table:style-name="co2" table:number-columns-repeated="2" table:default-cell-style-name="ce11"/>
        <table:table-column table:style-name="co10" table:default-cell-style-name="ce11"/>
        <table:table-column table:style-name="co5" table:number-columns-repeated="3" table:default-cell-style-name="ce8"/>
        <table:table-column table:style-name="co5" table:number-columns-repeated="9" table:default-cell-style-name="ce1"/>
        <table:table-column table:style-name="co11" table:default-cell-style-name="ce1"/>
        <table:table-column table:style-name="co5" table:number-columns-repeated="16363" table:default-cell-style-name="ce1"/>
        <table:table-row table:style-name="ro1">
          <table:table-cell office:value-type="string" table:style-name="ce5">
            <text:p>Id</text:p>
          </table:table-cell>
          <table:table-cell office:value-type="string" table:style-name="ce5">
            <text:p>Email</text:p>
          </table:table-cell>
          <table:table-cell office:value-type="string" table:style-name="ce5">
            <text:p>Phone</text:p>
          </table:table-cell>
          <table:table-cell office:value-type="string" table:style-name="ce5">
            <text:p>OrderId</text:p>
          </table:table-cell>
          <table:table-cell office:value-type="string" table:style-name="ce18">
            <text:p>Initial Node</text:p>
          </table:table-cell>
          <table:table-cell office:value-type="string" table:style-name="ce18">
            <text:p>Step 1: Email</text:p>
          </table:table-cell>
          <table:table-cell office:value-type="string" table:style-name="ce18">
            <text:p>Step 2: Phone</text:p>
          </table:table-cell>
          <table:table-cell office:value-type="string" table:style-name="ce18">
            <text:p>Step 3: OrderId</text:p>
          </table:table-cell>
          <table:table-cell table:number-columns-repeated="3" table:style-name="ce6"/>
          <table:table-cell table:number-columns-repeated="8" table:style-name="ce4"/>
          <table:table-cell office:value-type="string" table:style-name="ce2">
            <text:p>Contacts</text:p>
          </table:table-cell>
          <table:table-cell office:value-type="string" table:style-name="ce2">
            <text:p>newId</text:p>
          </table:table-cell>
          <table:table-cell office:value-type="string" table:style-name="ce2">
            <text:p>ContactsSum</text:p>
          </table:table-cell>
          <table:table-cell table:number-columns-repeated="16362" table:style-name="ce4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7"/>
          <table:table-cell office:value-type="float" office:value="840113148" table:style-name="ce12">
            <text:p>840113148</text:p>
          </table:table-cell>
          <table:table-cell table:style-name="ce7"/>
          <table:table-cell office:value-type="string" table:style-name="ce11">
            <text:p>Node([5])</text:p>
          </table:table-cell>
          <table:table-cell office:value-type="string" table:style-name="ce11">
            <text:p>(Unchanged)</text:p>
          </table:table-cell>
          <table:table-cell office:value-type="string" table:style-name="ce19">
            <text:p>Node([5, 50])</text:p>
          </table:table-cell>
          <table:table-cell office:value-type="string" table:style-name="ce25">
            <text:p>Node([5, 50, 212533, 215197, 226720, 404324, 458692, 482810])</text:p>
          </table:table-cell>
          <table:table-cell table:number-columns-repeated="3" table:style-name="ce8"/>
          <table:table-cell table:number-columns-repeated="8" table:style-name="ce1"/>
          <table:table-cell office:value-type="float" office:value="0" table:style-name="ce3">
            <text:p>0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string" table:style-name="ce7">
            <text:p>TIMejlVYhfqjy@gmail.com</text:p>
          </table:table-cell>
          <table:table-cell office:value-type="float" office:value="840113148" table:style-name="ce12">
            <text:p>840113148</text:p>
          </table:table-cell>
          <table:table-cell office:value-type="string" table:style-name="ce14">
            <text:p>XBkNrwcWWslDvSQdhYPfCpQJo</text:p>
          </table:table-cell>
          <table:table-cell office:value-type="string" table:style-name="ce11">
            <text:p>Node([50])</text:p>
          </table:table-cell>
          <table:table-cell office:value-type="string" table:style-name="ce11">
            <text:p>(Unchanged)</text:p>
          </table:table-cell>
          <table:table-cell table:style-name="ce19"/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212533" table:style-name="ce7">
            <text:p>212533</text:p>
          </table:table-cell>
          <table:table-cell office:value-type="string" table:style-name="ce9">
            <text:p>izafiOnTIVibbz@hotmail.com</text:p>
          </table:table-cell>
          <table:table-cell office:value-type="float" office:value="4962058234" table:style-name="ce7">
            <text:p>4962058234</text:p>
          </table:table-cell>
          <table:table-cell table:style-name="ce7"/>
          <table:table-cell office:value-type="string" table:style-name="ce11">
            <text:p>Node([212533])</text:p>
          </table:table-cell>
          <table:table-cell office:value-type="string" table:style-name="ce21">
            <text:p>Node([212533, 215197])</text:p>
          </table:table-cell>
          <table:table-cell office:value-type="string" table:style-name="ce22">
            <text:p>Node([212533, 215197, 226720])</text:p>
          </table:table-cell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0" table:style-name="ce3">
            <text:p>0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215197" table:style-name="ce7">
            <text:p>215197</text:p>
          </table:table-cell>
          <table:table-cell office:value-type="string" table:style-name="ce9">
            <text:p>izafiOnTIVibbz@hotmail.com</text:p>
          </table:table-cell>
          <table:table-cell office:value-type="float" office:value="2529522887" table:style-name="ce13">
            <text:p>2529522887</text:p>
          </table:table-cell>
          <table:table-cell office:value-type="string" table:style-name="ce7">
            <text:p>sEgewZTtnDMAADcwLSjxsHiSK</text:p>
          </table:table-cell>
          <table:table-cell office:value-type="string" table:style-name="ce11">
            <text:p>Node([215197])</text:p>
          </table:table-cell>
          <table:table-cell table:style-name="ce21"/>
          <table:table-cell table:style-name="ce22"/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0" table:style-name="ce3">
            <text:p>0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226720" table:style-name="ce7">
            <text:p>226720</text:p>
          </table:table-cell>
          <table:table-cell table:style-name="ce7"/>
          <table:table-cell office:value-type="float" office:value="2529522887" table:style-name="ce13">
            <text:p>2529522887</text:p>
          </table:table-cell>
          <table:table-cell office:value-type="string" table:style-name="ce14">
            <text:p>XBkNrwcWWslDvSQdhYPfCpQJo</text:p>
          </table:table-cell>
          <table:table-cell office:value-type="string" table:style-name="ce11">
            <text:p>Node([226720])</text:p>
          </table:table-cell>
          <table:table-cell office:value-type="string" table:style-name="ce11">
            <text:p>(Unchanged)</text:p>
          </table:table-cell>
          <table:table-cell table:style-name="ce22"/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383605" table:style-name="ce7">
            <text:p>383605</text:p>
          </table:table-cell>
          <table:table-cell office:value-type="string" table:style-name="ce9">
            <text:p>izafiOnTIVibbz@hotmail.com</text:p>
          </table:table-cell>
          <table:table-cell table:number-columns-repeated="2" table:style-name="ce7"/>
          <table:table-cell office:value-type="string" table:style-name="ce11">
            <text:p>Node([383605])</text:p>
          </table:table-cell>
          <table:table-cell table:style-name="ce21"/>
          <table:table-cell table:style-name="ce22"/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0" table:style-name="ce3">
            <text:p>0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404324" table:style-name="ce7">
            <text:p>404324</text:p>
          </table:table-cell>
          <table:table-cell office:value-type="string" table:style-name="ce10">
            <text:p>yFcCGIfYcFKfmqpNk@yahoo.com</text:p>
          </table:table-cell>
          <table:table-cell table:number-columns-repeated="2" table:style-name="ce7"/>
          <table:table-cell office:value-type="string" table:style-name="ce11">
            <text:p>Node([404324])</text:p>
          </table:table-cell>
          <table:table-cell office:value-type="string" table:style-name="ce23">
            <text:p>Node([404324, 458692, 482810])</text:p>
          </table:table-cell>
          <table:table-cell office:value-type="string" table:style-name="ce11">
            <text:p>(Unchanged)</text:p>
          </table:table-cell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458692" table:style-name="ce7">
            <text:p>458692</text:p>
          </table:table-cell>
          <table:table-cell office:value-type="string" table:style-name="ce10">
            <text:p>yFcCGIfYcFKfmqpNk@yahoo.com</text:p>
          </table:table-cell>
          <table:table-cell table:style-name="ce7"/>
          <table:table-cell office:value-type="string" table:style-name="ce14">
            <text:p>XBkNrwcWWslDvSQdhYPfCpQJo</text:p>
          </table:table-cell>
          <table:table-cell office:value-type="string" table:style-name="ce11">
            <text:p>Node([458692])</text:p>
          </table:table-cell>
          <table:table-cell table:style-name="ce23"/>
          <table:table-cell office:value-type="string" table:style-name="ce11">
            <text:p>(Unchanged)</text:p>
          </table:table-cell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0" table:style-name="ce3">
            <text:p>0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office:value-type="float" office:value="482810" table:style-name="ce7">
            <text:p>482810</text:p>
          </table:table-cell>
          <table:table-cell office:value-type="string" table:style-name="ce10">
            <text:p>yFcCGIfYcFKfmqpNk@yahoo.com</text:p>
          </table:table-cell>
          <table:table-cell table:number-columns-repeated="2" table:style-name="ce7"/>
          <table:table-cell office:value-type="string" table:style-name="ce11">
            <text:p>Node([482810])</text:p>
          </table:table-cell>
          <table:table-cell table:style-name="ce23"/>
          <table:table-cell office:value-type="string" table:style-name="ce11">
            <text:p>(Unchanged)</text:p>
          </table:table-cell>
          <table:table-cell table:style-name="ce20"/>
          <table:table-cell table:number-columns-repeated="3" table:style-name="ce8"/>
          <table:table-cell table:number-columns-repeated="8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5-50-212533-215197-226720-383605-404324-458692...</text:p>
          </table:table-cell>
          <table:table-cell office:value-type="float" office:value="15" table:style-name="ce3">
            <text:p>1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7"/>
          <table:table-cell office:value-type="string" table:style-name="ce11">
            <text:p>10 nodes initially</text:p>
          </table:table-cell>
          <table:table-cell office:value-type="string" table:style-name="ce11">
            <text:p>6 nodes left</text:p>
          </table:table-cell>
          <table:table-cell office:value-type="string" table:style-name="ce11">
            <text:p>4 nodes left</text:p>
          </table:table-cell>
          <table:table-cell office:value-type="string" table:style-name="ce11">
            <text:p>only 1 node left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7"/>
          <table:table-cell office:value-type="string" table:style-name="ce24">
            <text:p>Cells in same colour represent a single node (serveral nodes pointing to the same address)</text:p>
          </table:table-cell>
          <table:table-cell table:number-columns-repeated="3" table:style-name="ce11"/>
          <table:table-cell table:number-columns-repeated="3" table:style-name="ce8"/>
          <table:table-cell table:number-columns-repeated="16373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Helvetica Neue" svg:font-family="&quot;Helvetica Neue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Microsoft Office 使用者</meta:initial-creator>
    <dc:creator>Microsoft Office 使用者</dc:creator>
    <meta:creation-date>2021-03-06T16:37:48Z</meta:creation-date>
    <dc:date>2021-03-06T17:06:16Z</dc:date>
  </office:meta>
</office:document-meta>
</file>